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b3a7" officeooo:paragraph-rsid="0016b3a7"/>
    </style:style>
    <style:style style:name="P2" style:family="paragraph" style:parent-style-name="Standard" style:list-style-name="L1">
      <style:text-properties officeooo:rsid="0016b3a7" officeooo:paragraph-rsid="0016b3a7"/>
    </style:style>
    <style:style style:name="P3" style:family="paragraph" style:parent-style-name="Standard" style:list-style-name="L2">
      <style:text-properties officeooo:rsid="0017f7a8" officeooo:paragraph-rsid="0017f7a8"/>
    </style:style>
    <style:style style:name="P4" style:family="paragraph" style:parent-style-name="Standard">
      <style:text-properties officeooo:rsid="0017f7a8" officeooo:paragraph-rsid="0017f7a8"/>
    </style:style>
    <style:style style:name="P5" style:family="paragraph" style:parent-style-name="Standard" style:list-style-name="L1">
      <style:text-properties officeooo:rsid="0017f7a8" officeooo:paragraph-rsid="0017f7a8"/>
    </style:style>
    <style:style style:name="T1" style:family="text">
      <style:text-properties officeooo:rsid="00183ea4"/>
    </style:style>
    <style:style style:name="T2" style:family="text">
      <style:text-properties officeooo:rsid="001a5e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ttlefield open <text:span text:style-name="T2">( void Start )</text:span></text:p>
      <text:list xml:id="list1241460519" text:style-name="L1">
        <text:list-item>
          <text:p text:style-name="P2">Load battle scene</text:p>
        </text:list-item>
        <text:list-item>
          <text:p text:style-name="P2">load teams</text:p>
          <text:list>
            <text:list-item>
              <text:p text:style-name="P2">Load HP bar</text:p>
            </text:list-item>
            <text:list-item>
              <text:p text:style-name="P2">load MP bar</text:p>
            </text:list-item>
            <text:list-item>
              <text:p text:style-name="P2">load character 1 to active slot</text:p>
              <text:list>
                <text:list-item>
                  <text:p text:style-name="P2">Load skills to skill selection buttons</text:p>
                </text:list-item>
              </text:list>
            </text:list-item>
            <text:list-item>
              <text:p text:style-name="P2">Load characters 2-4 to the 3 waiting slots</text:p>
            </text:list-item>
          </text:list>
        </text:list-item>
        <text:list-item>
          <text:p text:style-name="P5">Set panic timer to random</text:p>
        </text:list-item>
      </text:list>
      <text:p text:style-name="P1"/>
      <text:p text:style-name="P1">Battle field in combat <text:span text:style-name="T2">( void Update )</text:span></text:p>
      <text:list xml:id="list395768709" text:style-name="L2">
        <text:list-item>
          <text:p text:style-name="P3">Wait for input</text:p>
          <text:list>
            <text:list-item>
              <text:p text:style-name="P3">Use Skill 1</text:p>
            </text:list-item>
            <text:list-item>
              <text:p text:style-name="P3">Use Skill 2</text:p>
            </text:list-item>
            <text:list-item>
              <text:p text:style-name="P3">Sub-1</text:p>
              <text:list>
                <text:list-item>
                  <text:p text:style-name="P3">Change characters: <text:span text:style-name="T1">SetActive(team.sub1)</text:span></text:p>
                </text:list-item>
                <text:list-item>
                  <text:p text:style-name="P3">Set skill 1: character.get<text:span text:style-name="T1">Active1</text:span>()</text:p>
                </text:list-item>
                <text:list-item>
                  <text:p text:style-name="P3">Set skill 2: <text:span text:style-name="T1">character.getActive2()</text:span></text:p>
                </text:list-item>
              </text:list>
            </text:list-item>
            <text:list-item>
              <text:p text:style-name="P3">Sub-2</text:p>
              <text:list>
                <text:list-item>
                  <text:p text:style-name="P3">change characters</text:p>
                </text:list-item>
                <text:list-item>
                  <text:p text:style-name="P3">set skill 1</text:p>
                </text:list-item>
                <text:list-item>
                  <text:p text:style-name="P3">set skill 2</text:p>
                </text:list-item>
              </text:list>
            </text:list-item>
            <text:list-item>
              <text:p text:style-name="P3">Sub-3</text:p>
              <text:list>
                <text:list-item>
                  <text:p text:style-name="P3">change characters</text:p>
                </text:list-item>
                <text:list-item>
                  <text:p text:style-name="P3">set skill 1</text:p>
                </text:list-item>
                <text:list-item>
                  <text:p text:style-name="P3">set skill 2</text:p>
                </text:list-item>
              </text:list>
            </text:list-item>
          </text:list>
        </text:list-item>
      </text:list>
      <text:p text:style-name="P4"/>
      <text:p text:style-name="P4"/>
      <text:p text:style-name="P4">Functions:</text:p>
      <text:p text:style-name="P4"/>
      <text:p text:style-name="P4">UseSkill(Skill aSkill){</text:p>
      <text:p text:style-name="P4"><text:tab/><text:span text:style-name="T1">SkillTarget 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4:31:36.705000000</meta:creation-date>
    <dc:date>2019-07-18T15:37:08.587000000</dc:date>
    <meta:editing-duration>PT4M2S</meta:editing-duration>
    <meta:editing-cycles>1</meta:editing-cycles>
    <meta:document-statistic meta:table-count="0" meta:image-count="0" meta:object-count="0" meta:page-count="1" meta:paragraph-count="28" meta:word-count="117" meta:character-count="562" meta:non-whitespace-character-count="495"/>
    <meta:generator>LibreOffice/6.2.5.2$Windows_X86_64 LibreOffice_project/1ec314fa52f458adc18c4f025c545a4e8b22c159</meta:generator>
  </office:meta>
</office:document-meta>
</file>